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Console" fo:font-size="28pt" officeooo:rsid="00125db0" officeooo:paragraph-rsid="00125db0" style:font-size-asian="28pt" style:font-name-complex="Lucida Console" style:font-size-complex="28pt"/>
    </style:style>
    <style:style style:name="P2" style:family="paragraph" style:parent-style-name="Standard">
      <style:paragraph-properties fo:text-align="end" style:justify-single-word="false"/>
      <style:text-properties style:font-name="Calibri" officeooo:paragraph-rsid="00125db0" style:font-name-complex="Calibri"/>
    </style:style>
    <style:style style:name="P3" style:family="paragraph" style:parent-style-name="Standard">
      <style:paragraph-properties fo:text-align="center" style:justify-single-word="false"/>
      <style:text-properties style:font-name="Calibri" officeooo:paragraph-rsid="00125db0" style:font-name-complex="Calibri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paragraph-rsid="00125db0" style:font-size-asian="36pt" style:font-name-complex="Calibri" style:font-size-complex="36pt"/>
    </style:style>
    <style:style style:name="P5" style:family="paragraph" style:parent-style-name="Standard" style:master-page-name="Standard">
      <style:paragraph-properties fo:text-align="end" style:justify-single-word="false" style:page-number="auto"/>
      <style:text-properties style:font-name="Calibri" officeooo:paragraph-rsid="00125db0" style:font-name-complex="Calibri"/>
    </style:style>
    <style:style style:name="T1" style:family="text">
      <style:text-properties officeooo:rsid="00125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ddie Gurnee</text:p>
      <text:p text:style-name="P2">E01020445</text:p>
      <text:p text:style-name="P2">COSC 3<text:span text:style-name="T1">4</text:span>1</text:p>
      <text:p text:style-name="P2"><text:span text:style-name="T1">1</text:span>/<text:span text:style-name="T1">15</text:span>/201<text:span text:style-name="T1">5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4">COSC 3<text:span text:style-name="T1">4</text:span>1</text:p>
      <text:p text:style-name="P4">Project 1</text:p>
      <text:p text:style-name="P1">Python: Counting Atomic Elements in a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pitch="variable"/>
    <style:font-face style:name="Lucida Console" svg:font-family="'Lucida Consol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4T14:22:27.664585000</meta:creation-date>
    <dc:date>2015-01-15T12:05:13.391726000</dc:date>
    <meta:editing-duration>P0D</meta:editing-duration>
    <meta:editing-cycles>1</meta:editing-cycles>
    <meta:document-statistic meta:table-count="0" meta:image-count="0" meta:object-count="0" meta:page-count="1" meta:paragraph-count="7" meta:word-count="17" meta:character-count="97" meta:non-whitespace-character-count="87"/>
    <meta:generator>LibreOffice/4.2.8.2$MacOSX_x86 LibreOffice_project/48d50dbfc06349262c9d50868e5c1f630a573ebd</meta:generator>
  </office:meta>
</office:document-meta>
</file>